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Автор</text:p>
          </table:table-cell>
          <table:table-cell table:style-name="ce1" office:value-type="string" calcext:value-type="string">
            <text:p>Название</text:p>
          </table:table-cell>
          <table:table-cell table:style-name="ce13" office:value-type="string" calcext:value-type="string">
            <text:p>ISBN</text:p>
          </table:table-cell>
          <table:table-cell table:style-name="ce1" office:value-type="string" calcext:value-type="string">
            <text:p>Содержание</text:p>
          </table:table-cell>
          <table:table-cell table:style-name="ce1" office:value-type="string" calcext:value-type="string">
            <text:p>Серия(вне серии)</text:p>
          </table:table-cell>
          <table:table-cell table:style-name="ce13" office:value-type="string" calcext:value-type="string">
            <text:p>Чита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Иван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number-columns-repeated="2"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,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</text:p>
          </table:table-cell>
          <table:table-cell table:style-name="ce7" office:value-type="string" calcext:value-type="string">
            <text:p>5-85560-206-0</text:p>
          </table:table-cell>
          <table:table-cell table:style-name="ce6" office:value-type="string" calcext:value-type="string">
            <text:p>Анжелика, маркиза ангелов</text:p>
          </table:table-cell>
          <table:table-cell table:style-name="ce6" office:value-type="string" calcext:value-type="string">
            <text:p>1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7" office:value-type="string" calcext:value-type="string">
            <text:p>5-7078-0087-5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6" office:value-type="string" calcext:value-type="string">
            <text:p>7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7" office:value-type="string" calcext:value-type="string">
            <text:p>978-5-389-07455-5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6" office:value-type="string" calcext:value-type="string">
            <text:p>4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. Путь в Версаль, Анжелика и король</text:p>
          </table:table-cell>
          <table:table-cell table:style-name="ce7" office:value-type="string" calcext:value-type="string">
            <text:p>5-7078-0132-4</text:p>
          </table:table-cell>
          <table:table-cell table:style-name="ce6" office:value-type="string" calcext:value-type="string">
            <text:p>Путь в Версаль; Анжелика и король</text:p>
          </table:table-cell>
          <table:table-cell table:style-name="ce6" office:value-type="string" calcext:value-type="string">
            <text:p>2 и 3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7" office:value-type="string" calcext:value-type="string">
            <text:p>978-5-389-07460-6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6" office:value-type="string" calcext:value-type="string">
            <text:p>9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7" office:value-type="string" calcext:value-type="string">
            <text:p>978-5-389-07457-6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6" office:value-type="string" calcext:value-type="string">
            <text:p>5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7" office:value-type="string" calcext:value-type="string">
            <text:p>978-5-389-07107-0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6" office:value-type="string" calcext:value-type="string">
            <text:p>6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Шарлотта Бронте, Эмили Бронте,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Алексей Пехов, Елена Бычкова,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7" office:value-type="string" calcext:value-type="string">
            <text:p>978-0-525-56894-0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7" office:value-type="string" calcext:value-type="string">
            <text:p>978-0-525-56895-7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TOEFL iBT Prep</text:p>
          </table:table-cell>
          <table:table-cell table:style-name="ce7" office:value-type="string" calcext:value-type="string">
            <text:p>978-0-525-56927-5</text:p>
          </table:table-cell>
          <table:table-cell table:style-name="ce6" office:value-type="string" calcext:value-type="string">
            <text:p>TOEFL iBT Prep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Максим Ильяхов,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Jordan Rosenfeld,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математик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математик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<text:s/>Даниил Гранин,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3" calcext:value-type="float">
            <text:p>59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4" office:value-type="float" office:value="595" calcext:value-type="float">
            <text:p>59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6" calcext:value-type="float">
            <text:p>59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8" calcext:value-type="float">
            <text:p>59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4"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9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104857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 style:data-style-name="N2" text:time-value="12:16:51.9871962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мир Здоренко</meta:initial-creator>
    <meta:creation-date>2023-01-23T11:36:35</meta:creation-date>
    <dc:date>2024-11-30T12:27:38.512450732</dc:date>
    <meta:generator>LibreOffice/24.8.3.2$Linux_X86_64 LibreOffice_project/480$Build-2</meta:generator>
    <meta:editing-duration>PT6H17M20S</meta:editing-duration>
    <meta:editing-cycles>42</meta:editing-cycles>
    <meta:document-statistic meta:table-count="1" meta:cell-count="4340" meta:object-count="0"/>
    <meta:user-defined meta:name="AppVersion">16.0300</meta:user-defined>
  </office:meta>
</office:document-meta>
</file>